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f’</text:p>
          </table:table-cell>
          <table:table-cell table:style-name="ce1" office:value-type="string" calcext:value-type="string">
            <text:p>w’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(1+LN([.A2]))" office:value-type="float" office:value="1" calcext:value-type="float">
            <text:p>1</text:p>
          </table:table-cell>
          <table:table-cell table:formula="of:=1+[.D2]/[.A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+[.B2]/[.A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*([.B2]-[.D2])/[.B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]*(1+LN([.I2]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 1+ [.M2]/[.I2]" office:value-type="float" office:value="2" calcext:value-type="float">
            <text:p>2</text:p>
          </table:table-cell>
          <table:table-cell table:formula="of:=([.J2]-[.M2])*100/[.J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.A2]+0.05" office:value-type="float" office:value="1.05" calcext:value-type="float">
            <text:p>1.05</text:p>
          </table:table-cell>
          <table:table-cell table:formula="of:=[.A3]*(1+LN([.A3]))" office:value-type="float" office:value="1.1012296723779" calcext:value-type="float">
            <text:p>1.1012296723779</text:p>
          </table:table-cell>
          <table:table-cell table:formula="of:=1+[.D3]/[.A3]" office:value-type="float" office:value="2.04761904761905" calcext:value-type="float">
            <text:p>2.04761904761905</text:p>
          </table:table-cell>
          <table:table-cell table:formula="of:=[.D2]+([.A3]-[.A2])*[.C2]" office:value-type="float" office:value="1.1" calcext:value-type="float">
            <text:p>1.1</text:p>
          </table:table-cell>
          <table:table-cell table:formula="of:=1+[.B3]/[.A3]" office:value-type="float" office:value="2.04879016416943" calcext:value-type="float">
            <text:p>2.04879016416943</text:p>
          </table:table-cell>
          <table:table-cell table:formula="of:=[.F2]+([.A3]-[.A2])*[.E2]" office:value-type="float" office:value="1.1" calcext:value-type="float">
            <text:p>1.1</text:p>
          </table:table-cell>
          <table:table-cell table:formula="of:=100*([.B3]-[.D3])/[.B3]" office:value-type="float" office:value="0.111663571074004" calcext:value-type="float">
            <text:p>0.111663571074004</text:p>
          </table:table-cell>
          <table:table-cell/>
          <table:table-cell table:formula="of:=0.05+[.I2]" office:value-type="float" office:value="1.05" calcext:value-type="float">
            <text:p>1.05</text:p>
          </table:table-cell>
          <table:table-cell table:formula="of:=[.I3]*(1+LN([.I3]))" office:value-type="float" office:value="1.1012296723779" calcext:value-type="float">
            <text:p>1.1012296723779</text:p>
          </table:table-cell>
          <table:table-cell table:formula="of:=([.I3]-[.I2])*[.N2]" office:value-type="float" office:value="0.1" calcext:value-type="float">
            <text:p>0.1</text:p>
          </table:table-cell>
          <table:table-cell table:formula="of:=([.I3]-[.I2])*(1+([.M2]+[.K3])/[.I3])" office:value-type="float" office:value="0.102380952380952" calcext:value-type="float">
            <text:p>0.102380952380952</text:p>
          </table:table-cell>
          <table:table-cell table:formula="of:=[.M2] + ([.K3]+[.L3])/2" office:value-type="float" office:value="1.10119047619048" calcext:value-type="float">
            <text:p>1.10119047619048</text:p>
          </table:table-cell>
          <table:table-cell table:formula="of:= 1+ [.M3]/[.I3]" office:value-type="float" office:value="2.04875283446712" calcext:value-type="float">
            <text:p>2.04875283446712</text:p>
          </table:table-cell>
          <table:table-cell table:formula="of:=([.J3]-[.M3])*100/[.J3]" office:value-type="float" office:value="0.00355931086953915" calcext:value-type="float">
            <text:p>0.00355931086953915</text:p>
          </table:table-cell>
          <table:table-cell table:number-columns-repeated="1009"/>
        </table:table-row>
        <table:table-row table:style-name="ro1">
          <table:table-cell table:formula="of:=[.A3]+0.05" office:value-type="float" office:value="1.1" calcext:value-type="float">
            <text:p>1.1</text:p>
          </table:table-cell>
          <table:table-cell table:formula="of:=[.A4]*(1+LN([.A4]))" office:value-type="float" office:value="1.20484119778476" calcext:value-type="float">
            <text:p>1.20484119778476</text:p>
          </table:table-cell>
          <table:table-cell table:formula="of:=1+[.D4]/[.A4]" office:value-type="float" office:value="2.09307359307359" calcext:value-type="float">
            <text:p>2.09307359307359</text:p>
          </table:table-cell>
          <table:table-cell table:formula="of:=[.D3]+([.A4]-[.A3])*[.C3]" office:value-type="float" office:value="1.20238095238095" calcext:value-type="float">
            <text:p>1.20238095238095</text:p>
          </table:table-cell>
          <table:table-cell table:formula="of:=1+[.B4]/[.A4]" office:value-type="float" office:value="2.09531017980432" calcext:value-type="float">
            <text:p>2.09531017980432</text:p>
          </table:table-cell>
          <table:table-cell table:formula="of:=[.F3]+([.A4]-[.A3])*[.E3]" office:value-type="float" office:value="1.20243950820847" calcext:value-type="float">
            <text:p>1.20243950820847</text:p>
          </table:table-cell>
          <table:table-cell table:formula="of:=100*([.B4]-[.D4])/[.B4]" office:value-type="float" office:value="0.204196653328954" calcext:value-type="float">
            <text:p>0.204196653328954</text:p>
          </table:table-cell>
          <table:table-cell/>
          <table:table-cell table:formula="of:=0.05+[.I3]" office:value-type="float" office:value="1.1" calcext:value-type="float">
            <text:p>1.1</text:p>
          </table:table-cell>
          <table:table-cell table:formula="of:=[.I4]*(1+LN([.I4]))" office:value-type="float" office:value="1.20484119778476" calcext:value-type="float">
            <text:p>1.20484119778476</text:p>
          </table:table-cell>
          <table:table-cell table:formula="of:=([.I4]-[.I3])*[.N3]" office:value-type="float" office:value="0.102437641723356" calcext:value-type="float">
            <text:p>0.102437641723356</text:p>
          </table:table-cell>
          <table:table-cell table:formula="of:=([.I4]-[.I3])*(1+([.M3]+[.K4])/[.I4])" office:value-type="float" office:value="0.104710368996083" calcext:value-type="float">
            <text:p>0.104710368996083</text:p>
          </table:table-cell>
          <table:table-cell table:formula="of:=[.M3] + ([.K4]+[.L4])/2" office:value-type="float" office:value="1.2047644815502" calcext:value-type="float">
            <text:p>1.2047644815502</text:p>
          </table:table-cell>
          <table:table-cell table:formula="of:= 1+ [.M4]/[.I4]" office:value-type="float" office:value="2.09524043777291" calcext:value-type="float">
            <text:p>2.09524043777291</text:p>
          </table:table-cell>
          <table:table-cell table:formula="of:=([.J4]-[.M4])*100/[.J4]" office:value-type="float" office:value="0.00636733162033755" calcext:value-type="float">
            <text:p>0.00636733162033755</text:p>
          </table:table-cell>
          <table:table-cell table:number-columns-repeated="1009"/>
        </table:table-row>
        <table:table-row table:style-name="ro1">
          <table:table-cell table:formula="of:=[.A4]+0.05" office:value-type="float" office:value="1.15" calcext:value-type="float">
            <text:p>1.15</text:p>
          </table:table-cell>
          <table:table-cell table:formula="of:=[.A5]*(1+LN([.A5]))" office:value-type="float" office:value="1.31072623373143" calcext:value-type="float">
            <text:p>1.31072623373143</text:p>
          </table:table-cell>
          <table:table-cell table:formula="of:=1+[.D5]/[.A5]" office:value-type="float" office:value="2.13655185394316" calcext:value-type="float">
            <text:p>2.13655185394316</text:p>
          </table:table-cell>
          <table:table-cell table:formula="of:=[.D4]+([.A5]-[.A4])*[.C4]" office:value-type="float" office:value="1.30703463203463" calcext:value-type="float">
            <text:p>1.30703463203463</text:p>
          </table:table-cell>
          <table:table-cell table:formula="of:=1+[.B5]/[.A5]" office:value-type="float" office:value="2.13976194237516" calcext:value-type="float">
            <text:p>2.13976194237516</text:p>
          </table:table-cell>
          <table:table-cell table:formula="of:=[.F4]+([.A5]-[.A4])*[.E4]" office:value-type="float" office:value="1.30720501719869" calcext:value-type="float">
            <text:p>1.30720501719869</text:p>
          </table:table-cell>
          <table:table-cell table:formula="of:=100*([.B5]-[.D5])/[.B5]" office:value-type="float" office:value="0.281645518476508" calcext:value-type="float">
            <text:p>0.281645518476508</text:p>
          </table:table-cell>
          <table:table-cell/>
          <table:table-cell table:formula="of:=0.05+[.I4]" office:value-type="float" office:value="1.15" calcext:value-type="float">
            <text:p>1.15</text:p>
          </table:table-cell>
          <table:table-cell table:formula="of:=[.I5]*(1+LN([.I5]))" office:value-type="float" office:value="1.31072623373143" calcext:value-type="float">
            <text:p>1.31072623373143</text:p>
          </table:table-cell>
          <table:table-cell table:formula="of:=([.I5]-[.I4])*[.N4]" office:value-type="float" office:value="0.104762021888645" calcext:value-type="float">
            <text:p>0.104762021888645</text:p>
          </table:table-cell>
          <table:table-cell table:formula="of:=([.I5]-[.I4])*(1+([.M4]+[.K5])/[.I5])" office:value-type="float" office:value="0.106935934932124" calcext:value-type="float">
            <text:p>0.106935934932124</text:p>
          </table:table-cell>
          <table:table-cell table:formula="of:=[.M4] + ([.K5]+[.L5])/2" office:value-type="float" office:value="1.31061345996058" calcext:value-type="float">
            <text:p>1.31061345996058</text:p>
          </table:table-cell>
          <table:table-cell table:formula="of:= 1+ [.M5]/[.I5]" office:value-type="float" office:value="2.13966387822659" calcext:value-type="float">
            <text:p>2.13966387822659</text:p>
          </table:table-cell>
          <table:table-cell table:formula="of:=([.J5]-[.M5])*100/[.J5]" office:value-type="float" office:value="0.00860391498620738" calcext:value-type="float">
            <text:p>0.00860391498620738</text:p>
          </table:table-cell>
          <table:table-cell table:number-columns-repeated="1009"/>
        </table:table-row>
        <table:table-row table:style-name="ro1">
          <table:table-cell table:formula="of:=[.A5]+0.05" office:value-type="float" office:value="1.2" calcext:value-type="float">
            <text:p>1.2</text:p>
          </table:table-cell>
          <table:table-cell table:formula="of:=[.A6]*(1+LN([.A6]))" office:value-type="float" office:value="1.41878586815275" calcext:value-type="float">
            <text:p>1.41878586815275</text:p>
          </table:table-cell>
          <table:table-cell table:formula="of:=1+[.D6]/[.A6]" office:value-type="float" office:value="2.17821852060982" calcext:value-type="float">
            <text:p>2.17821852060982</text:p>
          </table:table-cell>
          <table:table-cell table:formula="of:=[.D5]+([.A6]-[.A5])*[.C5]" office:value-type="float" office:value="1.41386222473179" calcext:value-type="float">
            <text:p>1.41386222473179</text:p>
          </table:table-cell>
          <table:table-cell table:formula="of:=1+[.B6]/[.A6]" office:value-type="float" office:value="2.18232155679395" calcext:value-type="float">
            <text:p>2.18232155679395</text:p>
          </table:table-cell>
          <table:table-cell table:formula="of:=[.F5]+([.A6]-[.A5])*[.E5]" office:value-type="float" office:value="1.41419311431745" calcext:value-type="float">
            <text:p>1.41419311431745</text:p>
          </table:table-cell>
          <table:table-cell table:formula="of:=100*([.B6]-[.D6])/[.B6]" office:value-type="float" office:value="0.347032172470566" calcext:value-type="float">
            <text:p>0.347032172470566</text:p>
          </table:table-cell>
          <table:table-cell/>
          <table:table-cell table:formula="of:=0.05+[.I5]" office:value-type="float" office:value="1.2" calcext:value-type="float">
            <text:p>1.2</text:p>
          </table:table-cell>
          <table:table-cell table:formula="of:=[.I6]*(1+LN([.I6]))" office:value-type="float" office:value="1.41878586815275" calcext:value-type="float">
            <text:p>1.41878586815275</text:p>
          </table:table-cell>
          <table:table-cell table:formula="of:=([.I6]-[.I5])*[.N5]" office:value-type="float" office:value="0.10698319391133" calcext:value-type="float">
            <text:p>0.10698319391133</text:p>
          </table:table-cell>
          <table:table-cell table:formula="of:=([.I6]-[.I5])*(1+([.M5]+[.K6])/[.I6])" office:value-type="float" office:value="0.109066527244663" calcext:value-type="float">
            <text:p>0.109066527244663</text:p>
          </table:table-cell>
          <table:table-cell table:formula="of:=[.M5] + ([.K6]+[.L6])/2" office:value-type="float" office:value="1.41863832053858" calcext:value-type="float">
            <text:p>1.41863832053858</text:p>
          </table:table-cell>
          <table:table-cell table:formula="of:= 1+ [.M6]/[.I6]" office:value-type="float" office:value="2.18219860044881" calcext:value-type="float">
            <text:p>2.18219860044881</text:p>
          </table:table-cell>
          <table:table-cell table:formula="of:=([.J6]-[.M6])*100/[.J6]" office:value-type="float" office:value="0.0103995689188353" calcext:value-type="float">
            <text:p>0.0103995689188353</text:p>
          </table:table-cell>
          <table:table-cell table:number-columns-repeated="1009"/>
        </table:table-row>
        <table:table-row table:style-name="ro1">
          <table:table-cell table:formula="of:=[.A6]+0.05" office:value-type="float" office:value="1.25" calcext:value-type="float">
            <text:p>1.25</text:p>
          </table:table-cell>
          <table:table-cell table:formula="of:=[.A7]*(1+LN([.A7]))" office:value-type="float" office:value="1.52892943914276" calcext:value-type="float">
            <text:p>1.52892943914276</text:p>
          </table:table-cell>
          <table:table-cell table:formula="of:=1+[.D7]/[.A7]" office:value-type="float" office:value="2.21821852060982" calcext:value-type="float">
            <text:p>2.21821852060982</text:p>
          </table:table-cell>
          <table:table-cell table:formula="of:=[.D6]+([.A7]-[.A6])*[.C6]" office:value-type="float" office:value="1.52277315076228" calcext:value-type="float">
            <text:p>1.52277315076228</text:p>
          </table:table-cell>
          <table:table-cell table:formula="of:=1+[.B7]/[.A7]" office:value-type="float" office:value="2.22314355131421" calcext:value-type="float">
            <text:p>2.22314355131421</text:p>
          </table:table-cell>
          <table:table-cell table:formula="of:=[.F6]+([.A7]-[.A6])*[.E6]" office:value-type="float" office:value="1.52330919215714" calcext:value-type="float">
            <text:p>1.52330919215714</text:p>
          </table:table-cell>
          <table:table-cell table:formula="of:=100*([.B7]-[.D7])/[.B7]" office:value-type="float" office:value="0.402653531475776" calcext:value-type="float">
            <text:p>0.402653531475776</text:p>
          </table:table-cell>
          <table:table-cell/>
          <table:table-cell table:formula="of:=0.05+[.I6]" office:value-type="float" office:value="1.25" calcext:value-type="float">
            <text:p>1.25</text:p>
          </table:table-cell>
          <table:table-cell table:formula="of:=[.I7]*(1+LN([.I7]))" office:value-type="float" office:value="1.52892943914276" calcext:value-type="float">
            <text:p>1.52892943914276</text:p>
          </table:table-cell>
          <table:table-cell table:formula="of:=([.I7]-[.I6])*[.N6]" office:value-type="float" office:value="0.109109930022441" calcext:value-type="float">
            <text:p>0.109109930022441</text:p>
          </table:table-cell>
          <table:table-cell table:formula="of:=([.I7]-[.I6])*(1+([.M6]+[.K7])/[.I7])" office:value-type="float" office:value="0.111109930022441" calcext:value-type="float">
            <text:p>0.111109930022441</text:p>
          </table:table-cell>
          <table:table-cell table:formula="of:=[.M6] + ([.K7]+[.L7])/2" office:value-type="float" office:value="1.52874825056102" calcext:value-type="float">
            <text:p>1.52874825056102</text:p>
          </table:table-cell>
          <table:table-cell table:formula="of:= 1+ [.M7]/[.I7]" office:value-type="float" office:value="2.22299860044881" calcext:value-type="float">
            <text:p>2.22299860044881</text:p>
          </table:table-cell>
          <table:table-cell table:formula="of:=([.J7]-[.M7])*100/[.J7]" office:value-type="float" office:value="0.0118506830404457" calcext:value-type="float">
            <text:p>0.0118506830404457</text:p>
          </table:table-cell>
          <table:table-cell table:number-columns-repeated="1009"/>
        </table:table-row>
        <table:table-row table:style-name="ro1">
          <table:table-cell table:formula="of:=[.A7]+0.05" office:value-type="float" office:value="1.3" calcext:value-type="float">
            <text:p>1.3</text:p>
          </table:table-cell>
          <table:table-cell table:formula="of:=[.A8]*(1+LN([.A8]))" office:value-type="float" office:value="1.64107354380774" calcext:value-type="float">
            <text:p>1.64107354380774</text:p>
          </table:table-cell>
          <table:table-cell table:formula="of:=1+[.D8]/[.A8]" office:value-type="float" office:value="2.25668005907136" calcext:value-type="float">
            <text:p>2.25668005907136</text:p>
          </table:table-cell>
          <table:table-cell table:formula="of:=[.D7]+([.A8]-[.A7])*[.C7]" office:value-type="float" office:value="1.63368407679277" calcext:value-type="float">
            <text:p>1.63368407679277</text:p>
          </table:table-cell>
          <table:table-cell table:formula="of:=1+[.B8]/[.A8]" office:value-type="float" office:value="2.26236426446749" calcext:value-type="float">
            <text:p>2.26236426446749</text:p>
          </table:table-cell>
          <table:table-cell table:formula="of:=[.F7]+([.A8]-[.A7])*[.E7]" office:value-type="float" office:value="1.63446636972285" calcext:value-type="float">
            <text:p>1.63446636972285</text:p>
          </table:table-cell>
          <table:table-cell table:formula="of:=100*([.B8]-[.D8])/[.B8]" office:value-type="float" office:value="0.450282502137032" calcext:value-type="float">
            <text:p>0.450282502137032</text:p>
          </table:table-cell>
          <table:table-cell/>
          <table:table-cell table:formula="of:=0.05+[.I7]" office:value-type="float" office:value="1.3" calcext:value-type="float">
            <text:p>1.3</text:p>
          </table:table-cell>
          <table:table-cell table:formula="of:=[.I8]*(1+LN([.I8]))" office:value-type="float" office:value="1.64107354380774" calcext:value-type="float">
            <text:p>1.64107354380774</text:p>
          </table:table-cell>
          <table:table-cell table:formula="of:=([.I8]-[.I7])*[.N7]" office:value-type="float" office:value="0.111149930022441" calcext:value-type="float">
            <text:p>0.111149930022441</text:p>
          </table:table-cell>
          <table:table-cell table:formula="of:=([.I8]-[.I7])*(1+([.M7]+[.K8])/[.I8])" office:value-type="float" office:value="0.113073006945518" calcext:value-type="float">
            <text:p>0.113073006945518</text:p>
          </table:table-cell>
          <table:table-cell table:formula="of:=[.M7] + ([.K8]+[.L8])/2" office:value-type="float" office:value="1.640859719045" calcext:value-type="float">
            <text:p>1.640859719045</text:p>
          </table:table-cell>
          <table:table-cell table:formula="of:= 1+ [.M8]/[.I8]" office:value-type="float" office:value="2.26219978388077" calcext:value-type="float">
            <text:p>2.26219978388077</text:p>
          </table:table-cell>
          <table:table-cell table:formula="of:=([.J8]-[.M8])*100/[.J8]" office:value-type="float" office:value="0.0130295661366881" calcext:value-type="float">
            <text:p>0.0130295661366881</text:p>
          </table:table-cell>
          <table:table-cell table:number-columns-repeated="1009"/>
        </table:table-row>
        <table:table-row table:style-name="ro1">
          <table:table-cell table:formula="of:=[.A8]+0.05" office:value-type="float" office:value="1.35" calcext:value-type="float">
            <text:p>1.35</text:p>
          </table:table-cell>
          <table:table-cell table:formula="of:=[.A9]*(1+LN([.A9]))" office:value-type="float" office:value="1.75514119980796" calcext:value-type="float">
            <text:p>1.75514119980796</text:p>
          </table:table-cell>
          <table:table-cell table:formula="of:=1+[.D9]/[.A9]" office:value-type="float" office:value="2.2937170961084" calcext:value-type="float">
            <text:p>2.2937170961084</text:p>
          </table:table-cell>
          <table:table-cell table:formula="of:=[.D8]+([.A9]-[.A8])*[.C8]" office:value-type="float" office:value="1.74651807974634" calcext:value-type="float">
            <text:p>1.74651807974634</text:p>
          </table:table-cell>
          <table:table-cell table:formula="of:=1+[.B9]/[.A9]" office:value-type="float" office:value="2.30010459245034" calcext:value-type="float">
            <text:p>2.30010459245034</text:p>
          </table:table-cell>
          <table:table-cell table:formula="of:=[.F8]+([.A9]-[.A8])*[.E8]" office:value-type="float" office:value="1.74758458294623" calcext:value-type="float">
            <text:p>1.74758458294623</text:p>
          </table:table-cell>
          <table:table-cell table:formula="of:=100*([.B9]-[.D9])/[.B9]" office:value-type="float" office:value="0.491306344045697" calcext:value-type="float">
            <text:p>0.491306344045697</text:p>
          </table:table-cell>
          <table:table-cell/>
          <table:table-cell table:formula="of:=0.05+[.I8]" office:value-type="float" office:value="1.35" calcext:value-type="float">
            <text:p>1.35</text:p>
          </table:table-cell>
          <table:table-cell table:formula="of:=[.I9]*(1+LN([.I9]))" office:value-type="float" office:value="1.75514119980796" calcext:value-type="float">
            <text:p>1.75514119980796</text:p>
          </table:table-cell>
          <table:table-cell table:formula="of:=([.I9]-[.I8])*[.N8]" office:value-type="float" office:value="0.113109989194038" calcext:value-type="float">
            <text:p>0.113109989194038</text:p>
          </table:table-cell>
          <table:table-cell table:formula="of:=([.I9]-[.I8])*(1+([.M8]+[.K9])/[.I9])" office:value-type="float" office:value="0.11496184104589" calcext:value-type="float">
            <text:p>0.11496184104589</text:p>
          </table:table-cell>
          <table:table-cell table:formula="of:=[.M8] + ([.K9]+[.L9])/2" office:value-type="float" office:value="1.75489563416496" calcext:value-type="float">
            <text:p>1.75489563416496</text:p>
          </table:table-cell>
          <table:table-cell table:formula="of:= 1+ [.M9]/[.I9]" office:value-type="float" office:value="2.29992269197405" calcext:value-type="float">
            <text:p>2.29992269197405</text:p>
          </table:table-cell>
          <table:table-cell table:formula="of:=([.J9]-[.M9])*100/[.J9]" office:value-type="float" office:value="0.0139912186565215" calcext:value-type="float">
            <text:p>0.0139912186565215</text:p>
          </table:table-cell>
          <table:table-cell table:number-columns-repeated="1009"/>
        </table:table-row>
        <table:table-row table:style-name="ro1">
          <table:table-cell table:formula="of:=[.A9]+0.05" office:value-type="float" office:value="1.4" calcext:value-type="float">
            <text:p>1.4</text:p>
          </table:table-cell>
          <table:table-cell table:formula="of:=[.A10]*(1+LN([.A10]))" office:value-type="float" office:value="1.8710611312697" calcext:value-type="float">
            <text:p>1.8710611312697</text:p>
          </table:table-cell>
          <table:table-cell table:formula="of:=1+[.D10]/[.A10]" office:value-type="float" office:value="2.32943138182269" calcext:value-type="float">
            <text:p>2.32943138182269</text:p>
          </table:table-cell>
          <table:table-cell table:formula="of:=[.D9]+([.A10]-[.A9])*[.C9]" office:value-type="float" office:value="1.86120393455176" calcext:value-type="float">
            <text:p>1.86120393455176</text:p>
          </table:table-cell>
          <table:table-cell table:formula="of:=1+[.B10]/[.A10]" office:value-type="float" office:value="2.33647223662121" calcext:value-type="float">
            <text:p>2.33647223662121</text:p>
          </table:table-cell>
          <table:table-cell table:formula="of:=[.F9]+([.A10]-[.A9])*[.E9]" office:value-type="float" office:value="1.86258981256875" calcext:value-type="float">
            <text:p>1.86258981256875</text:p>
          </table:table-cell>
          <table:table-cell table:formula="of:=100*([.B10]-[.D10])/[.B10]" office:value-type="float" office:value="0.526823872999214" calcext:value-type="float">
            <text:p>0.526823872999214</text:p>
          </table:table-cell>
          <table:table-cell/>
          <table:table-cell table:formula="of:=0.05+[.I9]" office:value-type="float" office:value="1.4" calcext:value-type="float">
            <text:p>1.4</text:p>
          </table:table-cell>
          <table:table-cell table:formula="of:=[.I10]*(1+LN([.I10]))" office:value-type="float" office:value="1.8710611312697" calcext:value-type="float">
            <text:p>1.8710611312697</text:p>
          </table:table-cell>
          <table:table-cell table:formula="of:=([.I10]-[.I9])*[.N9]" office:value-type="float" office:value="0.114996134598702" calcext:value-type="float">
            <text:p>0.114996134598702</text:p>
          </table:table-cell>
          <table:table-cell table:formula="of:=([.I10]-[.I9])*(1+([.M9]+[.K10])/[.I10])" office:value-type="float" office:value="0.116781848884417" calcext:value-type="float">
            <text:p>0.116781848884417</text:p>
          </table:table-cell>
          <table:table-cell table:formula="of:=[.M9] + ([.K10]+[.L10])/2" office:value-type="float" office:value="1.87078462590652" calcext:value-type="float">
            <text:p>1.87078462590652</text:p>
          </table:table-cell>
          <table:table-cell table:formula="of:= 1+ [.M10]/[.I10]" office:value-type="float" office:value="2.33627473279037" calcext:value-type="float">
            <text:p>2.33627473279037</text:p>
          </table:table-cell>
          <table:table-cell table:formula="of:=([.J10]-[.M10])*100/[.J10]" office:value-type="float" office:value="0.014777997284915" calcext:value-type="float">
            <text:p>0.014777997284915</text:p>
          </table:table-cell>
          <table:table-cell table:number-columns-repeated="1009"/>
        </table:table-row>
        <table:table-row table:style-name="ro1">
          <table:table-cell table:formula="of:=[.A10]+0.05" office:value-type="float" office:value="1.45" calcext:value-type="float">
            <text:p>1.45</text:p>
          </table:table-cell>
          <table:table-cell table:formula="of:=[.A11]*(1+LN([.A11]))" office:value-type="float" office:value="1.9887671568271" calcext:value-type="float">
            <text:p>1.9887671568271</text:p>
          </table:table-cell>
          <table:table-cell table:formula="of:=1+[.D11]/[.A11]" office:value-type="float" office:value="2.36391414044338" calcext:value-type="float">
            <text:p>2.36391414044338</text:p>
          </table:table-cell>
          <table:table-cell table:formula="of:=[.D10]+([.A11]-[.A10])*[.C10]" office:value-type="float" office:value="1.9776755036429" calcext:value-type="float">
            <text:p>1.9776755036429</text:p>
          </table:table-cell>
          <table:table-cell table:formula="of:=1+[.B11]/[.A11]" office:value-type="float" office:value="2.37156355643248" calcext:value-type="float">
            <text:p>2.37156355643248</text:p>
          </table:table-cell>
          <table:table-cell table:formula="of:=[.F10]+([.A11]-[.A10])*[.E10]" office:value-type="float" office:value="1.97941342439981" calcext:value-type="float">
            <text:p>1.97941342439981</text:p>
          </table:table-cell>
          <table:table-cell table:formula="of:=100*([.B11]-[.D11])/[.B11]" office:value-type="float" office:value="0.557715021898367" calcext:value-type="float">
            <text:p>0.557715021898367</text:p>
          </table:table-cell>
          <table:table-cell/>
          <table:table-cell table:formula="of:=0.05+[.I10]" office:value-type="float" office:value="1.45" calcext:value-type="float">
            <text:p>1.45</text:p>
          </table:table-cell>
          <table:table-cell table:formula="of:=[.I11]*(1+LN([.I11]))" office:value-type="float" office:value="1.9887671568271" calcext:value-type="float">
            <text:p>1.9887671568271</text:p>
          </table:table-cell>
          <table:table-cell table:formula="of:=([.I11]-[.I10])*[.N10]" office:value-type="float" office:value="0.116813736639519" calcext:value-type="float">
            <text:p>0.116813736639519</text:p>
          </table:table-cell>
          <table:table-cell table:formula="of:=([.I11]-[.I10])*(1+([.M10]+[.K11])/[.I11])" office:value-type="float" office:value="0.118537874570553" calcext:value-type="float">
            <text:p>0.118537874570553</text:p>
          </table:table-cell>
          <table:table-cell table:formula="of:=[.M10] + ([.K11]+[.L11])/2" office:value-type="float" office:value="1.98846043151156" calcext:value-type="float">
            <text:p>1.98846043151156</text:p>
          </table:table-cell>
          <table:table-cell table:formula="of:= 1+ [.M11]/[.I11]" office:value-type="float" office:value="2.37135202173211" calcext:value-type="float">
            <text:p>2.37135202173211</text:p>
          </table:table-cell>
          <table:table-cell table:formula="of:=([.J11]-[.M11])*100/[.J11]" office:value-type="float" office:value="0.0154228872138951" calcext:value-type="float">
            <text:p>0.0154228872138951</text:p>
          </table:table-cell>
          <table:table-cell table:number-columns-repeated="1009"/>
        </table:table-row>
        <table:table-row table:style-name="ro1">
          <table:table-cell table:formula="of:=[.A11]+0.05" office:value-type="float" office:value="1.5" calcext:value-type="float">
            <text:p>1.5</text:p>
          </table:table-cell>
          <table:table-cell table:formula="of:=[.A12]*(1+LN([.A12]))" office:value-type="float" office:value="2.10819766216225" calcext:value-type="float">
            <text:p>2.10819766216225</text:p>
          </table:table-cell>
          <table:table-cell table:formula="of:=1+[.D12]/[.A12]" office:value-type="float" office:value="2.39724747377671" calcext:value-type="float">
            <text:p>2.39724747377671</text:p>
          </table:table-cell>
          <table:table-cell table:formula="of:=[.D11]+([.A12]-[.A11])*[.C11]" office:value-type="float" office:value="2.09587121066506" calcext:value-type="float">
            <text:p>2.09587121066506</text:p>
          </table:table-cell>
          <table:table-cell table:formula="of:=1+[.B12]/[.A12]" office:value-type="float" office:value="2.40546510810816" calcext:value-type="float">
            <text:p>2.40546510810816</text:p>
          </table:table-cell>
          <table:table-cell table:formula="of:=[.F11]+([.A12]-[.A11])*[.E11]" office:value-type="float" office:value="2.09799160222143" calcext:value-type="float">
            <text:p>2.09799160222143</text:p>
          </table:table-cell>
          <table:table-cell table:formula="of:=100*([.B12]-[.D12])/[.B12]" office:value-type="float" office:value="0.584691450826321" calcext:value-type="float">
            <text:p>0.584691450826321</text:p>
          </table:table-cell>
          <table:table-cell/>
          <table:table-cell table:formula="of:=0.05+[.I11]" office:value-type="float" office:value="1.5" calcext:value-type="float">
            <text:p>1.5</text:p>
          </table:table-cell>
          <table:table-cell table:formula="of:=[.I12]*(1+LN([.I12]))" office:value-type="float" office:value="2.10819766216225" calcext:value-type="float">
            <text:p>2.10819766216225</text:p>
          </table:table-cell>
          <table:table-cell table:formula="of:=([.I12]-[.I11])*[.N11]" office:value-type="float" office:value="0.118567601086605" calcext:value-type="float">
            <text:p>0.118567601086605</text:p>
          </table:table-cell>
          <table:table-cell table:formula="of:=([.I12]-[.I11])*(1+([.M11]+[.K12])/[.I12])" office:value-type="float" office:value="0.120234267753272" calcext:value-type="float">
            <text:p>0.120234267753272</text:p>
          </table:table-cell>
          <table:table-cell table:formula="of:=[.M11] + ([.K12]+[.L12])/2" office:value-type="float" office:value="2.1078613659315" calcext:value-type="float">
            <text:p>2.1078613659315</text:p>
          </table:table-cell>
          <table:table-cell table:formula="of:= 1+ [.M12]/[.I12]" office:value-type="float" office:value="2.405240910621" calcext:value-type="float">
            <text:p>2.405240910621</text:p>
          </table:table-cell>
          <table:table-cell table:formula="of:=([.J12]-[.M12])*100/[.J12]" office:value-type="float" office:value="0.0159518358637635" calcext:value-type="float">
            <text:p>0.0159518358637635</text:p>
          </table:table-cell>
          <table:table-cell table:number-columns-repeated="1009"/>
        </table:table-row>
        <table:table-row table:style-name="ro1">
          <table:table-cell table:formula="of:=[.A12]+0.05" office:value-type="float" office:value="1.55" calcext:value-type="float">
            <text:p>1.55</text:p>
          </table:table-cell>
          <table:table-cell table:formula="of:=[.A13]*(1+LN([.A13]))" office:value-type="float" office:value="2.22929514294329" calcext:value-type="float">
            <text:p>2.22929514294329</text:p>
          </table:table-cell>
          <table:table-cell table:formula="of:=1+[.D13]/[.A13]" office:value-type="float" office:value="2.42950553829284" calcext:value-type="float">
            <text:p>2.42950553829284</text:p>
          </table:table-cell>
          <table:table-cell table:formula="of:=[.D12]+([.A13]-[.A12])*[.C12]" office:value-type="float" office:value="2.2157335843539" calcext:value-type="float">
            <text:p>2.2157335843539</text:p>
          </table:table-cell>
          <table:table-cell table:formula="of:=1+[.B13]/[.A13]" office:value-type="float" office:value="2.43825493093116" calcext:value-type="float">
            <text:p>2.43825493093116</text:p>
          </table:table-cell>
          <table:table-cell table:formula="of:=[.F12]+([.A13]-[.A12])*[.E12]" office:value-type="float" office:value="2.21826485762684" calcext:value-type="float">
            <text:p>2.21826485762684</text:p>
          </table:table-cell>
          <table:table-cell table:formula="of:=100*([.B13]-[.D13])/[.B13]" office:value-type="float" office:value="0.608333922599732" calcext:value-type="float">
            <text:p>0.608333922599732</text:p>
          </table:table-cell>
          <table:table-cell/>
          <table:table-cell table:formula="of:=0.05+[.I12]" office:value-type="float" office:value="1.55" calcext:value-type="float">
            <text:p>1.55</text:p>
          </table:table-cell>
          <table:table-cell table:formula="of:=[.I13]*(1+LN([.I13]))" office:value-type="float" office:value="2.22929514294329" calcext:value-type="float">
            <text:p>2.22929514294329</text:p>
          </table:table-cell>
          <table:table-cell table:formula="of:=([.I13]-[.I12])*[.N12]" office:value-type="float" office:value="0.12026204553105" calcext:value-type="float">
            <text:p>0.12026204553105</text:p>
          </table:table-cell>
          <table:table-cell table:formula="of:=([.I13]-[.I12])*(1+([.M12]+[.K13])/[.I13])" office:value-type="float" office:value="0.121874948756856" calcext:value-type="float">
            <text:p>0.121874948756856</text:p>
          </table:table-cell>
          <table:table-cell table:formula="of:=[.M12] + ([.K13]+[.L13])/2" office:value-type="float" office:value="2.22892986307545" calcext:value-type="float">
            <text:p>2.22892986307545</text:p>
          </table:table-cell>
          <table:table-cell table:formula="of:= 1+ [.M13]/[.I13]" office:value-type="float" office:value="2.43801926650029" calcext:value-type="float">
            <text:p>2.43801926650029</text:p>
          </table:table-cell>
          <table:table-cell table:formula="of:=([.J13]-[.M13])*100/[.J13]" office:value-type="float" office:value="0.0163854422326871" calcext:value-type="float">
            <text:p>0.0163854422326871</text:p>
          </table:table-cell>
          <table:table-cell table:number-columns-repeated="1009"/>
        </table:table-row>
        <table:table-row table:style-name="ro1">
          <table:table-cell table:formula="of:=[.A13]+0.05" office:value-type="float" office:value="1.6" calcext:value-type="float">
            <text:p>1.6</text:p>
          </table:table-cell>
          <table:table-cell table:formula="of:=[.A14]*(1+LN([.A14]))" office:value-type="float" office:value="2.35200580679318" calcext:value-type="float">
            <text:p>2.35200580679318</text:p>
          </table:table-cell>
          <table:table-cell table:formula="of:=1+[.D14]/[.A14]" office:value-type="float" office:value="2.46075553829284" calcext:value-type="float">
            <text:p>2.46075553829284</text:p>
          </table:table-cell>
          <table:table-cell table:formula="of:=[.D13]+([.A14]-[.A13])*[.C13]" office:value-type="float" office:value="2.33720886126854" calcext:value-type="float">
            <text:p>2.33720886126854</text:p>
          </table:table-cell>
          <table:table-cell table:formula="of:=1+[.B14]/[.A14]" office:value-type="float" office:value="2.47000362924574" calcext:value-type="float">
            <text:p>2.47000362924574</text:p>
          </table:table-cell>
          <table:table-cell table:formula="of:=[.F13]+([.A14]-[.A13])*[.E13]" office:value-type="float" office:value="2.3401776041734" calcext:value-type="float">
            <text:p>2.3401776041734</text:p>
          </table:table-cell>
          <table:table-cell table:formula="of:=100*([.B14]-[.D14])/[.B14]" office:value-type="float" office:value="0.629120280311347" calcext:value-type="float">
            <text:p>0.629120280311347</text:p>
          </table:table-cell>
          <table:table-cell/>
          <table:table-cell table:formula="of:=0.05+[.I13]" office:value-type="float" office:value="1.6" calcext:value-type="float">
            <text:p>1.6</text:p>
          </table:table-cell>
          <table:table-cell table:formula="of:=[.I14]*(1+LN([.I14]))" office:value-type="float" office:value="2.35200580679318" calcext:value-type="float">
            <text:p>2.35200580679318</text:p>
          </table:table-cell>
          <table:table-cell table:formula="of:=([.I14]-[.I13])*[.N13]" office:value-type="float" office:value="0.121900963325015" calcext:value-type="float">
            <text:p>0.121900963325015</text:p>
          </table:table-cell>
          <table:table-cell table:formula="of:=([.I14]-[.I13])*(1+([.M13]+[.K14])/[.I14])" office:value-type="float" office:value="0.123463463325015" calcext:value-type="float">
            <text:p>0.123463463325015</text:p>
          </table:table-cell>
          <table:table-cell table:formula="of:=[.M13] + ([.K14]+[.L14])/2" office:value-type="float" office:value="2.35161207640046" calcext:value-type="float">
            <text:p>2.35161207640046</text:p>
          </table:table-cell>
          <table:table-cell table:formula="of:= 1+ [.M14]/[.I14]" office:value-type="float" office:value="2.46975754775029" calcext:value-type="float">
            <text:p>2.46975754775029</text:p>
          </table:table-cell>
          <table:table-cell table:formula="of:=([.J14]-[.M14])*100/[.J14]" office:value-type="float" office:value="0.0167401964560389" calcext:value-type="float">
            <text:p>0.0167401964560389</text:p>
          </table:table-cell>
          <table:table-cell table:number-columns-repeated="1009"/>
        </table:table-row>
        <table:table-row table:style-name="ro1">
          <table:table-cell table:formula="of:=[.A14]+0.05" office:value-type="float" office:value="1.65" calcext:value-type="float">
            <text:p>1.65</text:p>
          </table:table-cell>
          <table:table-cell table:formula="of:=[.A15]*(1+LN([.A15]))" office:value-type="float" office:value="2.47627922505561" calcext:value-type="float">
            <text:p>2.47627922505561</text:p>
          </table:table-cell>
          <table:table-cell table:formula="of:=1+[.D15]/[.A15]" office:value-type="float" office:value="2.49105856859587" calcext:value-type="float">
            <text:p>2.49105856859587</text:p>
          </table:table-cell>
          <table:table-cell table:formula="of:=[.D14]+([.A15]-[.A14])*[.C14]" office:value-type="float" office:value="2.46024663818318" calcext:value-type="float">
            <text:p>2.46024663818318</text:p>
          </table:table-cell>
          <table:table-cell table:formula="of:=1+[.B15]/[.A15]" office:value-type="float" office:value="2.50077528791249" calcext:value-type="float">
            <text:p>2.50077528791249</text:p>
          </table:table-cell>
          <table:table-cell table:formula="of:=[.F14]+([.A15]-[.A14])*[.E14]" office:value-type="float" office:value="2.46367778563568" calcext:value-type="float">
            <text:p>2.46367778563568</text:p>
          </table:table-cell>
          <table:table-cell table:formula="of:=100*([.B15]-[.D15])/[.B15]" office:value-type="float" office:value="0.647446649400569" calcext:value-type="float">
            <text:p>0.647446649400569</text:p>
          </table:table-cell>
          <table:table-cell/>
          <table:table-cell table:formula="of:=0.05+[.I14]" office:value-type="float" office:value="1.65" calcext:value-type="float">
            <text:p>1.65</text:p>
          </table:table-cell>
          <table:table-cell table:formula="of:=[.I15]*(1+LN([.I15]))" office:value-type="float" office:value="2.47627922505561" calcext:value-type="float">
            <text:p>2.47627922505561</text:p>
          </table:table-cell>
          <table:table-cell table:formula="of:=([.I15]-[.I14])*[.N14]" office:value-type="float" office:value="0.123487877387515" calcext:value-type="float">
            <text:p>0.123487877387515</text:p>
          </table:table-cell>
          <table:table-cell table:formula="of:=([.I15]-[.I14])*(1+([.M14]+[.K15])/[.I15])" office:value-type="float" office:value="0.125003028902666" calcext:value-type="float">
            <text:p>0.125003028902666</text:p>
          </table:table-cell>
          <table:table-cell table:formula="of:=[.M14] + ([.K15]+[.L15])/2" office:value-type="float" office:value="2.47585752954555" calcext:value-type="float">
            <text:p>2.47585752954555</text:p>
          </table:table-cell>
          <table:table-cell table:formula="of:= 1+ [.M15]/[.I15]" office:value-type="float" office:value="2.50051971487609" calcext:value-type="float">
            <text:p>2.50051971487609</text:p>
          </table:table-cell>
          <table:table-cell table:formula="of:=([.J15]-[.M15])*100/[.J15]" office:value-type="float" office:value="0.0170294006341387" calcext:value-type="float">
            <text:p>0.0170294006341387</text:p>
          </table:table-cell>
          <table:table-cell table:number-columns-repeated="1009"/>
        </table:table-row>
        <table:table-row table:style-name="ro1">
          <table:table-cell table:formula="of:=[.A15]+0.05" office:value-type="float" office:value="1.7" calcext:value-type="float">
            <text:p>1.7</text:p>
          </table:table-cell>
          <table:table-cell table:formula="of:=[.A16]*(1+LN([.A16]))" office:value-type="float" office:value="2.60206802680569" calcext:value-type="float">
            <text:p>2.60206802680569</text:p>
          </table:table-cell>
          <table:table-cell table:formula="of:=1+[.D16]/[.A16]" office:value-type="float" office:value="2.52047033330175" calcext:value-type="float">
            <text:p>2.52047033330175</text:p>
          </table:table-cell>
          <table:table-cell table:formula="of:=[.D15]+([.A16]-[.A15])*[.C15]" office:value-type="float" office:value="2.58479956661298" calcext:value-type="float">
            <text:p>2.58479956661298</text:p>
          </table:table-cell>
          <table:table-cell table:formula="of:=1+[.B16]/[.A16]" office:value-type="float" office:value="2.53062825106217" calcext:value-type="float">
            <text:p>2.53062825106217</text:p>
          </table:table-cell>
          <table:table-cell table:formula="of:=[.F15]+([.A16]-[.A15])*[.E15]" office:value-type="float" office:value="2.58871655003131" calcext:value-type="float">
            <text:p>2.58871655003131</text:p>
          </table:table-cell>
          <table:table-cell table:formula="of:=100*([.B16]-[.D16])/[.B16]" office:value-type="float" office:value="0.66364368705274" calcext:value-type="float">
            <text:p>0.66364368705274</text:p>
          </table:table-cell>
          <table:table-cell/>
          <table:table-cell table:formula="of:=0.05+[.I15]" office:value-type="float" office:value="1.7" calcext:value-type="float">
            <text:p>1.7</text:p>
          </table:table-cell>
          <table:table-cell table:formula="of:=[.I16]*(1+LN([.I16]))" office:value-type="float" office:value="2.60206802680569" calcext:value-type="float">
            <text:p>2.60206802680569</text:p>
          </table:table-cell>
          <table:table-cell table:formula="of:=([.I16]-[.I15])*[.N15]" office:value-type="float" office:value="0.125025985743805" calcext:value-type="float">
            <text:p>0.125025985743805</text:p>
          </table:table-cell>
          <table:table-cell table:formula="of:=([.I16]-[.I15])*(1+([.M15]+[.K16])/[.I16])" office:value-type="float" office:value="0.126496573979099" calcext:value-type="float">
            <text:p>0.126496573979099</text:p>
          </table:table-cell>
          <table:table-cell table:formula="of:=[.M15] + ([.K16]+[.L16])/2" office:value-type="float" office:value="2.60161880940701" calcext:value-type="float">
            <text:p>2.60161880940701</text:p>
          </table:table-cell>
          <table:table-cell table:formula="of:= 1+ [.M16]/[.I16]" office:value-type="float" office:value="2.53036400553353" calcext:value-type="float">
            <text:p>2.53036400553353</text:p>
          </table:table-cell>
          <table:table-cell table:formula="of:=([.J16]-[.M16])*100/[.J16]" office:value-type="float" office:value="0.0172638606699471" calcext:value-type="float">
            <text:p>0.0172638606699471</text:p>
          </table:table-cell>
          <table:table-cell table:number-columns-repeated="1009"/>
        </table:table-row>
        <table:table-row table:style-name="ro1">
          <table:table-cell table:formula="of:=[.A16]+0.05" office:value-type="float" office:value="1.75" calcext:value-type="float">
            <text:p>1.75</text:p>
          </table:table-cell>
          <table:table-cell table:formula="of:=[.A17]*(1+LN([.A17]))" office:value-type="float" office:value="2.72932762888699" calcext:value-type="float">
            <text:p>2.72932762888699</text:p>
          </table:table-cell>
          <table:table-cell table:formula="of:=1+[.D17]/[.A17]" office:value-type="float" office:value="2.54904176187318" calcext:value-type="float">
            <text:p>2.54904176187318</text:p>
          </table:table-cell>
          <table:table-cell table:formula="of:=[.D16]+([.A17]-[.A16])*[.C16]" office:value-type="float" office:value="2.71082308327806" calcext:value-type="float">
            <text:p>2.71082308327806</text:p>
          </table:table-cell>
          <table:table-cell table:formula="of:=1+[.B17]/[.A17]" office:value-type="float" office:value="2.55961578793542" calcext:value-type="float">
            <text:p>2.55961578793542</text:p>
          </table:table-cell>
          <table:table-cell table:formula="of:=[.F16]+([.A17]-[.A16])*[.E16]" office:value-type="float" office:value="2.71524796258442" calcext:value-type="float">
            <text:p>2.71524796258442</text:p>
          </table:table-cell>
          <table:table-cell table:formula="of:=100*([.B17]-[.D17])/[.B17]" office:value-type="float" office:value="0.677989165282903" calcext:value-type="float">
            <text:p>0.677989165282903</text:p>
          </table:table-cell>
          <table:table-cell/>
          <table:table-cell table:formula="of:=0.05+[.I16]" office:value-type="float" office:value="1.75" calcext:value-type="float">
            <text:p>1.75</text:p>
          </table:table-cell>
          <table:table-cell table:formula="of:=[.I17]*(1+LN([.I17]))" office:value-type="float" office:value="2.72932762888699" calcext:value-type="float">
            <text:p>2.72932762888699</text:p>
          </table:table-cell>
          <table:table-cell table:formula="of:=([.I17]-[.I16])*[.N16]" office:value-type="float" office:value="0.126518200276677" calcext:value-type="float">
            <text:p>0.126518200276677</text:p>
          </table:table-cell>
          <table:table-cell table:formula="of:=([.I17]-[.I16])*(1+([.M16]+[.K17])/[.I17])" office:value-type="float" office:value="0.127946771705248" calcext:value-type="float">
            <text:p>0.127946771705248</text:p>
          </table:table-cell>
          <table:table-cell table:formula="of:=[.M16] + ([.K17]+[.L17])/2" office:value-type="float" office:value="2.72885129539797" calcext:value-type="float">
            <text:p>2.72885129539797</text:p>
          </table:table-cell>
          <table:table-cell table:formula="of:= 1+ [.M17]/[.I17]" office:value-type="float" office:value="2.55934359737027" calcext:value-type="float">
            <text:p>2.55934359737027</text:p>
          </table:table-cell>
          <table:table-cell table:formula="of:=([.J17]-[.M17])*100/[.J17]" office:value-type="float" office:value="0.0174524115017013" calcext:value-type="float">
            <text:p>0.0174524115017013</text:p>
          </table:table-cell>
          <table:table-cell table:number-columns-repeated="1009"/>
        </table:table-row>
        <table:table-row table:style-name="ro1">
          <table:table-cell table:formula="of:=[.A17]+0.05" office:value-type="float" office:value="1.8" calcext:value-type="float">
            <text:p>1.8</text:p>
          </table:table-cell>
          <table:table-cell table:formula="of:=[.A18]*(1+LN([.A18]))" office:value-type="float" office:value="2.85801599682382" calcext:value-type="float">
            <text:p>2.85801599682382</text:p>
          </table:table-cell>
          <table:table-cell table:formula="of:=1+[.D18]/[.A18]" office:value-type="float" office:value="2.57681953965096" calcext:value-type="float">
            <text:p>2.57681953965096</text:p>
          </table:table-cell>
          <table:table-cell table:formula="of:=[.D17]+([.A18]-[.A17])*[.C17]" office:value-type="float" office:value="2.83827517137172" calcext:value-type="float">
            <text:p>2.83827517137172</text:p>
          </table:table-cell>
          <table:table-cell table:formula="of:=1+[.B18]/[.A18]" office:value-type="float" office:value="2.58778666490212" calcext:value-type="float">
            <text:p>2.58778666490212</text:p>
          </table:table-cell>
          <table:table-cell table:formula="of:=[.F17]+([.A18]-[.A17])*[.E17]" office:value-type="float" office:value="2.84322875198119" calcext:value-type="float">
            <text:p>2.84322875198119</text:p>
          </table:table-cell>
          <table:table-cell table:formula="of:=100*([.B18]-[.D18])/[.B18]" office:value-type="float" office:value="0.690717808228891" calcext:value-type="float">
            <text:p>0.690717808228891</text:p>
          </table:table-cell>
          <table:table-cell/>
          <table:table-cell table:formula="of:=0.05+[.I17]" office:value-type="float" office:value="1.8" calcext:value-type="float">
            <text:p>1.8</text:p>
          </table:table-cell>
          <table:table-cell table:formula="of:=[.I18]*(1+LN([.I18]))" office:value-type="float" office:value="2.85801599682382" calcext:value-type="float">
            <text:p>2.85801599682382</text:p>
          </table:table-cell>
          <table:table-cell table:formula="of:=([.I18]-[.I17])*[.N17]" office:value-type="float" office:value="0.127967179868513" calcext:value-type="float">
            <text:p>0.127967179868513</text:p>
          </table:table-cell>
          <table:table-cell table:formula="of:=([.I18]-[.I17])*(1+([.M17]+[.K18])/[.I18])" office:value-type="float" office:value="0.129356068757402" calcext:value-type="float">
            <text:p>0.129356068757402</text:p>
          </table:table-cell>
          <table:table-cell table:formula="of:=[.M17] + ([.K18]+[.L18])/2" office:value-type="float" office:value="2.85751291971093" calcext:value-type="float">
            <text:p>2.85751291971093</text:p>
          </table:table-cell>
          <table:table-cell table:formula="of:= 1+ [.M18]/[.I18]" office:value-type="float" office:value="2.58750717761718" calcext:value-type="float">
            <text:p>2.58750717761718</text:p>
          </table:table-cell>
          <table:table-cell table:formula="of:=([.J18]-[.M18])*100/[.J18]" office:value-type="float" office:value="0.0176023197018168" calcext:value-type="float">
            <text:p>0.0176023197018168</text:p>
          </table:table-cell>
          <table:table-cell table:number-columns-repeated="1009"/>
        </table:table-row>
        <table:table-row table:style-name="ro1">
          <table:table-cell table:formula="of:=[.A18]+0.05" office:value-type="float" office:value="1.85" calcext:value-type="float">
            <text:p>1.85</text:p>
          </table:table-cell>
          <table:table-cell table:formula="of:=[.A19]*(1+LN([.A19]))" office:value-type="float" office:value="2.98809343231693" calcext:value-type="float">
            <text:p>2.98809343231693</text:p>
          </table:table-cell>
          <table:table-cell table:formula="of:=1+[.D19]/[.A19]" office:value-type="float" office:value="2.60384656667798" calcext:value-type="float">
            <text:p>2.60384656667798</text:p>
          </table:table-cell>
          <table:table-cell table:formula="of:=[.D18]+([.A19]-[.A18])*[.C18]" office:value-type="float" office:value="2.96711614835427" calcext:value-type="float">
            <text:p>2.96711614835427</text:p>
          </table:table-cell>
          <table:table-cell table:formula="of:=1+[.B19]/[.A19]" office:value-type="float" office:value="2.61518563909023" calcext:value-type="float">
            <text:p>2.61518563909023</text:p>
          </table:table-cell>
          <table:table-cell table:formula="of:=[.F18]+([.A19]-[.A18])*[.E18]" office:value-type="float" office:value="2.97261808522629" calcext:value-type="float">
            <text:p>2.97261808522629</text:p>
          </table:table-cell>
          <table:table-cell table:formula="of:=100*([.B19]-[.D19])/[.B19]" office:value-type="float" office:value="0.702029050892044" calcext:value-type="float">
            <text:p>0.702029050892044</text:p>
          </table:table-cell>
          <table:table-cell/>
          <table:table-cell table:formula="of:=0.05+[.I18]" office:value-type="float" office:value="1.85" calcext:value-type="float">
            <text:p>1.85</text:p>
          </table:table-cell>
          <table:table-cell table:formula="of:=[.I19]*(1+LN([.I19]))" office:value-type="float" office:value="2.98809343231693" calcext:value-type="float">
            <text:p>2.98809343231693</text:p>
          </table:table-cell>
          <table:table-cell table:formula="of:=([.I19]-[.I18])*[.N18]" office:value-type="float" office:value="0.129375358880859" calcext:value-type="float">
            <text:p>0.129375358880859</text:p>
          </table:table-cell>
          <table:table-cell table:formula="of:=([.I19]-[.I18])*(1+([.M18]+[.K19])/[.I19])" office:value-type="float" office:value="0.130726710232211" calcext:value-type="float">
            <text:p>0.130726710232211</text:p>
          </table:table-cell>
          <table:table-cell table:formula="of:=[.M18] + ([.K19]+[.L19])/2" office:value-type="float" office:value="2.98756395426746" calcext:value-type="float">
            <text:p>2.98756395426746</text:p>
          </table:table-cell>
          <table:table-cell table:formula="of:= 1+ [.M19]/[.I19]" office:value-type="float" office:value="2.61489943473917" calcext:value-type="float">
            <text:p>2.61489943473917</text:p>
          </table:table-cell>
          <table:table-cell table:formula="of:=([.J19]-[.M19])*100/[.J19]" office:value-type="float" office:value="0.017719594834159" calcext:value-type="float">
            <text:p>0.017719594834159</text:p>
          </table:table-cell>
          <table:table-cell table:number-columns-repeated="1009"/>
        </table:table-row>
        <table:table-row table:style-name="ro1">
          <table:table-cell table:formula="of:=[.A19]+0.05" office:value-type="float" office:value="1.9" calcext:value-type="float">
            <text:p>1.9</text:p>
          </table:table-cell>
          <table:table-cell table:formula="of:=[.A20]*(1+LN([.A20]))" office:value-type="float" office:value="3.11952238372755" calcext:value-type="float">
            <text:p>3.11952238372755</text:p>
          </table:table-cell>
          <table:table-cell table:formula="of:=1+[.D20]/[.A20]" office:value-type="float" office:value="2.63016235615167" calcext:value-type="float">
            <text:p>2.63016235615167</text:p>
          </table:table-cell>
          <table:table-cell table:formula="of:=[.D19]+([.A20]-[.A19])*[.C19]" office:value-type="float" office:value="3.09730847668817" calcext:value-type="float">
            <text:p>3.09730847668817</text:p>
          </table:table-cell>
          <table:table-cell table:formula="of:=1+[.B20]/[.A20]" office:value-type="float" office:value="2.6418538861724" calcext:value-type="float">
            <text:p>2.6418538861724</text:p>
          </table:table-cell>
          <table:table-cell table:formula="of:=[.F19]+([.A20]-[.A19])*[.E19]" office:value-type="float" office:value="3.10337736718081" calcext:value-type="float">
            <text:p>3.10337736718081</text:p>
          </table:table-cell>
          <table:table-cell table:formula="of:=100*([.B20]-[.D20])/[.B20]" office:value-type="float" office:value="0.712093208731445" calcext:value-type="float">
            <text:p>0.712093208731445</text:p>
          </table:table-cell>
          <table:table-cell/>
          <table:table-cell table:formula="of:=0.05+[.I19]" office:value-type="float" office:value="1.9" calcext:value-type="float">
            <text:p>1.9</text:p>
          </table:table-cell>
          <table:table-cell table:formula="of:=[.I20]*(1+LN([.I20]))" office:value-type="float" office:value="3.11952238372755" calcext:value-type="float">
            <text:p>3.11952238372755</text:p>
          </table:table-cell>
          <table:table-cell table:formula="of:=([.I20]-[.I19])*[.N19]" office:value-type="float" office:value="0.130744971736959" calcext:value-type="float">
            <text:p>0.130744971736959</text:p>
          </table:table-cell>
          <table:table-cell table:formula="of:=([.I20]-[.I19])*(1+([.M19]+[.K20])/[.I20])" office:value-type="float" office:value="0.132060761210643" calcext:value-type="float">
            <text:p>0.132060761210643</text:p>
          </table:table-cell>
          <table:table-cell table:formula="of:=[.M19] + ([.K20]+[.L20])/2" office:value-type="float" office:value="3.11896682074126" calcext:value-type="float">
            <text:p>3.11896682074126</text:p>
          </table:table-cell>
          <table:table-cell table:formula="of:= 1+ [.M20]/[.I20]" office:value-type="float" office:value="2.64156148460066" calcext:value-type="float">
            <text:p>2.64156148460066</text:p>
          </table:table-cell>
          <table:table-cell table:formula="of:=([.J20]-[.M20])*100/[.J20]" office:value-type="float" office:value="0.0178092322462033" calcext:value-type="float">
            <text:p>0.0178092322462033</text:p>
          </table:table-cell>
          <table:table-cell table:number-columns-repeated="1009"/>
        </table:table-row>
        <table:table-row table:style-name="ro1">
          <table:table-cell table:formula="of:=[.A20]+0.05" office:value-type="float" office:value="1.95" calcext:value-type="float">
            <text:p>1.95</text:p>
          </table:table-cell>
          <table:table-cell table:formula="of:=[.A21]*(1+LN([.A21]))" office:value-type="float" office:value="3.25226727652253" calcext:value-type="float">
            <text:p>3.25226727652253</text:p>
          </table:table-cell>
          <table:table-cell table:formula="of:=1+[.D21]/[.A21]" office:value-type="float" office:value="2.65580338179269" calcext:value-type="float">
            <text:p>2.65580338179269</text:p>
          </table:table-cell>
          <table:table-cell table:formula="of:=[.D20]+([.A21]-[.A20])*[.C20]" office:value-type="float" office:value="3.22881659449575" calcext:value-type="float">
            <text:p>3.22881659449575</text:p>
          </table:table-cell>
          <table:table-cell table:formula="of:=1+[.B21]/[.A21]" office:value-type="float" office:value="2.66782937257566" calcext:value-type="float">
            <text:p>2.66782937257566</text:p>
          </table:table-cell>
          <table:table-cell table:formula="of:=[.F20]+([.A21]-[.A20])*[.E20]" office:value-type="float" office:value="3.23547006148943" calcext:value-type="float">
            <text:p>3.23547006148943</text:p>
          </table:table-cell>
          <table:table-cell table:formula="of:=100*([.B21]-[.D21])/[.B21]" office:value-type="float" office:value="0.721056421040845" calcext:value-type="float">
            <text:p>0.721056421040845</text:p>
          </table:table-cell>
          <table:table-cell/>
          <table:table-cell table:formula="of:=0.05+[.I20]" office:value-type="float" office:value="1.95" calcext:value-type="float">
            <text:p>1.95</text:p>
          </table:table-cell>
          <table:table-cell table:formula="of:=[.I21]*(1+LN([.I21]))" office:value-type="float" office:value="3.25226727652253" calcext:value-type="float">
            <text:p>3.25226727652253</text:p>
          </table:table-cell>
          <table:table-cell table:formula="of:=([.I21]-[.I20])*[.N20]" office:value-type="float" office:value="0.132078074230033" calcext:value-type="float">
            <text:p>0.132078074230033</text:p>
          </table:table-cell>
          <table:table-cell table:formula="of:=([.I21]-[.I20])*(1+([.M20]+[.K21])/[.I21])" office:value-type="float" office:value="0.133360125512085" calcext:value-type="float">
            <text:p>0.133360125512085</text:p>
          </table:table-cell>
          <table:table-cell table:formula="of:=[.M20] + ([.K21]+[.L21])/2" office:value-type="float" office:value="3.25168592061232" calcext:value-type="float">
            <text:p>3.25168592061232</text:p>
          </table:table-cell>
          <table:table-cell table:formula="of:= 1+ [.M21]/[.I21]" office:value-type="float" office:value="2.66753124133965" calcext:value-type="float">
            <text:p>2.66753124133965</text:p>
          </table:table-cell>
          <table:table-cell table:formula="of:=([.J21]-[.M21])*100/[.J21]" office:value-type="float" office:value="0.0178754038576836" calcext:value-type="float">
            <text:p>0.0178754038576836</text:p>
          </table:table-cell>
          <table:table-cell table:number-columns-repeated="1009"/>
        </table:table-row>
        <table:table-row table:style-name="ro1">
          <table:table-cell table:formula="of:=[.A21]+0.05" office:value-type="float" office:value="2" calcext:value-type="float">
            <text:p>2</text:p>
          </table:table-cell>
          <table:table-cell table:formula="of:=[.A22]*(1+LN([.A22]))" office:value-type="float" office:value="3.38629436111989" calcext:value-type="float">
            <text:p>3.38629436111989</text:p>
          </table:table-cell>
          <table:table-cell table:formula="of:=1+[.D22]/[.A22]" office:value-type="float" office:value="2.68080338179269" calcext:value-type="float">
            <text:p>2.68080338179269</text:p>
          </table:table-cell>
          <table:table-cell table:formula="of:=[.D21]+([.A22]-[.A21])*[.C21]" office:value-type="float" office:value="3.36160676358539" calcext:value-type="float">
            <text:p>3.36160676358539</text:p>
          </table:table-cell>
          <table:table-cell table:formula="of:=1+[.B22]/[.A22]" office:value-type="float" office:value="2.69314718055995" calcext:value-type="float">
            <text:p>2.69314718055995</text:p>
          </table:table-cell>
          <table:table-cell table:formula="of:=[.F21]+([.A22]-[.A21])*[.E21]" office:value-type="float" office:value="3.36886153011821" calcext:value-type="float">
            <text:p>3.36886153011821</text:p>
          </table:table-cell>
          <table:table-cell table:formula="of:=100*([.B22]-[.D22])/[.B22]" office:value-type="float" office:value="0.729044640004044" calcext:value-type="float">
            <text:p>0.729044640004044</text:p>
          </table:table-cell>
          <table:table-cell/>
          <table:table-cell table:formula="of:=0.05+[.I21]" office:value-type="float" office:value="2" calcext:value-type="float">
            <text:p>2</text:p>
          </table:table-cell>
          <table:table-cell table:formula="of:=[.I22]*(1+LN([.I22]))" office:value-type="float" office:value="3.38629436111989" calcext:value-type="float">
            <text:p>3.38629436111989</text:p>
          </table:table-cell>
          <table:table-cell table:formula="of:=([.I22]-[.I21])*[.N21]" office:value-type="float" office:value="0.133376562066983" calcext:value-type="float">
            <text:p>0.133376562066983</text:p>
          </table:table-cell>
          <table:table-cell table:formula="of:=([.I22]-[.I21])*(1+([.M21]+[.K22])/[.I22])" office:value-type="float" office:value="0.134626562066983" calcext:value-type="float">
            <text:p>0.134626562066983</text:p>
          </table:table-cell>
          <table:table-cell table:formula="of:=[.M21] + ([.K22]+[.L22])/2" office:value-type="float" office:value="3.3856874826793" calcext:value-type="float">
            <text:p>3.3856874826793</text:p>
          </table:table-cell>
          <table:table-cell table:formula="of:= 1+ [.M22]/[.I22]" office:value-type="float" office:value="2.69284374133965" calcext:value-type="float">
            <text:p>2.69284374133965</text:p>
          </table:table-cell>
          <table:table-cell table:formula="of:=([.J22]-[.M22])*100/[.J22]" office:value-type="float" office:value="0.0179216091653882" calcext:value-type="float">
            <text:p>0.0179216091653882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2:05:44.529196092</meta:creation-date>
    <dc:date>2023-01-25T16:02:50.710725353</dc:date>
    <meta:editing-duration>PT3H26M13S</meta:editing-duration>
    <meta:editing-cycles>1</meta:editing-cycles>
    <meta:document-statistic meta:table-count="1" meta:cell-count="306" meta:object-count="0"/>
    <meta:generator>LibreOffice/7.3.7.2$Linux_X86_64 LibreOffice_project/30$Build-2</meta:generator>
  </office:meta>
</office:document-meta>
</file>